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9726" officeooo:paragraph-rsid="000a9726"/>
    </style:style>
    <style:style style:name="P2" style:family="paragraph" style:parent-style-name="Standard">
      <style:text-properties style:text-underline-style="solid" style:text-underline-width="auto" style:text-underline-color="font-color" officeooo:rsid="000a9726" officeooo:paragraph-rsid="000a9726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0a9726" officeooo:paragraph-rsid="000a9726" style:font-weight-asian="normal" style:font-weight-complex="normal"/>
    </style:style>
    <style:style style:name="P4" style:family="paragraph" style:parent-style-name="Standard">
      <style:text-properties style:text-underline-style="none" fo:font-weight="bold" officeooo:rsid="000a9726" officeooo:paragraph-rsid="000c0e93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cde3e" officeooo:paragraph-rsid="000cde3e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cde3e" officeooo:paragraph-rsid="000e4a4b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0cde3e" officeooo:paragraph-rsid="000e7d8a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e4a4b" officeooo:paragraph-rsid="000e4a4b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0e7d8a" officeooo:paragraph-rsid="000e7d8a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0fd81a" officeooo:paragraph-rsid="000fd81a" style:font-weight-asian="bold" style:font-weight-complex="bold"/>
    </style:style>
    <style:style style:name="P11" style:family="paragraph" style:parent-style-name="Standard">
      <style:text-properties style:text-underline-style="none" fo:font-weight="normal" officeooo:rsid="000a9726" officeooo:paragraph-rsid="000a9726" style:font-weight-asian="normal" style:font-weight-complex="normal"/>
    </style:style>
    <style:style style:name="P12" style:family="paragraph" style:parent-style-name="Standard">
      <style:text-properties style:text-underline-style="none" officeooo:rsid="000a9726" officeooo:paragraph-rsid="000a9726"/>
    </style:style>
    <style:style style:name="P13" style:family="paragraph" style:parent-style-name="Standard">
      <style:text-properties style:text-underline-style="none" officeooo:rsid="000cde3e" officeooo:paragraph-rsid="000cde3e"/>
    </style:style>
    <style:style style:name="P14" style:family="paragraph" style:parent-style-name="Standard">
      <style:text-properties officeooo:paragraph-rsid="000a972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9726" style:font-weight-asian="normal" style:font-weight-complex="normal"/>
    </style:style>
    <style:style style:name="T3" style:family="text">
      <style:text-properties fo:font-weight="normal" officeooo:rsid="000c0e93" style:font-weight-asian="normal" style:font-weight-complex="normal"/>
    </style:style>
    <style:style style:name="T4" style:family="text">
      <style:text-properties fo:font-weight="normal" officeooo:rsid="000cde3e" style:font-weight-asian="normal" style:font-weight-complex="normal"/>
    </style:style>
    <style:style style:name="T5" style:family="text">
      <style:text-properties fo:font-weight="normal" officeooo:rsid="000e4a4b" style:font-weight-asian="normal" style:font-weight-complex="normal"/>
    </style:style>
    <style:style style:name="T6" style:family="text">
      <style:text-properties fo:font-weight="normal" officeooo:rsid="000e7d8a" style:font-weight-asian="normal" style:font-weight-complex="normal"/>
    </style:style>
    <style:style style:name="T7" style:family="text">
      <style:text-properties fo:font-weight="normal" officeooo:rsid="000f28d6" style:font-weight-asian="normal" style:font-weight-complex="normal"/>
    </style:style>
    <style:style style:name="T8" style:family="text">
      <style:text-properties fo:font-weight="normal" officeooo:rsid="000fb35f" style:font-weight-asian="normal" style:font-weight-complex="normal"/>
    </style:style>
    <style:style style:name="T9" style:family="text">
      <style:text-properties style:text-underline-style="none" fo:font-weight="bold" officeooo:rsid="000a9726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a9726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0e7d8a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ÝCHOZÍ HODNOTY</text:p>
      <text:p text:style-name="P11"/>
      <text:p text:style-name="P14"><text:span text:style-name="T9">LDR<text:tab/></text:span><text:span text:style-name="T1">-----nab-a22-----4a-4500</text:span></text:p>
      <text:p text:style-name="P1"><text:span text:style-name="T10">FMT<text:tab/></text:span><text:span text:style-name="T1">RS</text:span></text:p>
      <text:p text:style-name="P14"><text:span text:style-name="T11">003</text:span><text:span text:style-name="T2"><text:tab/>C</text:span><text:span text:style-name="T1">Z-PrUCL</text:span></text:p>
      <text:p text:style-name="P14"><text:span text:style-name="T11">005</text:span><text:span text:style-name="T2"><text:tab/></text:span><text:span text:style-name="T1">20201231</text:span></text:p>
      <text:p text:style-name="P14"><text:span text:style-name="T1"/></text:p>
      <text:p text:style-name="P1"><text:span text:style-name="T10">040</text:span><text:span text:style-name="T1"><text:tab/>__<text:tab/>$$aABB060$$bcze</text:span></text:p>
      <text:p text:style-name="P1"><text:span text:style-name="T10">041</text:span><text:span text:style-name="T1"><text:tab/>0_<text:tab/>$$acze</text:span></text:p>
      <text:p text:style-name="P1"><text:span text:style-name="T10">336</text:span><text:span text:style-name="T1"><text:tab/>__<text:tab/>$$atext$$btxt$$2rdacontent</text:span></text:p>
      <text:p text:style-name="P14"><text:span text:style-name="T11">337</text:span><text:span text:style-name="T2"><text:tab/>__<text:tab/>$$a</text:span><text:span text:style-name="T1">bez média</text:span><text:span text:style-name="T2">$$</text:span><text:span text:style-name="T1">bn</text:span><text:span text:style-name="T2">$$</text:span><text:span text:style-name="T1">2rdamedia</text:span></text:p>
      <text:p text:style-name="P14"><text:span text:style-name="T11">338</text:span><text:span text:style-name="T2"><text:tab/>__<text:tab/>$$</text:span><text:span text:style-name="T1">ajiný</text:span><text:span text:style-name="T2">$$</text:span><text:span text:style-name="T1">bnz</text:span><text:span text:style-name="T2">$$</text:span><text:span text:style-name="T1">2rdacarrier</text:span></text:p>
      <text:p text:style-name="P14"><text:span text:style-name="T11">500</text:span><text:span text:style-name="T2"><text:tab/>__<text:tab/>$$</text:span><text:span text:style-name="T1">aStrojově převedený záznam z RETROBI bez redakční kontroly.</text:span></text:p>
      <text:p text:style-name="P1"><text:span text:style-name="T10">910</text:span><text:span text:style-name="T1"><text:tab/>__<text:tab/>$$aABB060</text:span></text:p>
      <text:p text:style-name="P1"><text:span text:style-name="T10">964</text:span><text:span text:style-name="T1"><text:tab/>__<text:tab/>$$aRETROBI</text:span></text:p>
      <text:p text:style-name="P1"><text:span text:style-name="T10">OWN</text:span><text:span text:style-name="T1"><text:tab/>__<text:tab/>$$aUCLA</text:span></text:p>
      <text:p text:style-name="P1"><text:span text:style-name="T1"/></text:p>
      <text:p text:style-name="P2"><text:span text:style-name="T1">TRANSFORMACE</text:span></text:p>
      <text:p text:style-name="P2"><text:span text:style-name="T1"/></text:p>
      <text:p text:style-name="P12"><text:span text:style-name="T10">001</text:span><text:span text:style-name="T1"><text:tab/>RET</text:span><text:span text:style-name="T4">- + </text:span><text:span text:style-name="T1">ID</text:span></text:p>
      <text:p text:style-name="P12"><text:span text:style-name="T12"/></text:p>
      <text:p text:style-name="P13"><text:span text:style-name="T1">ID = Hodnota pole [_id]</text:span></text:p>
      <text:p text:style-name="P12"><text:span text:style-name="T12"/></text:p>
      <text:p text:style-name="P4">008<text:tab/><text:span text:style-name="T3">19600101 + [ s + ROK </text:span><text:span text:style-name="T13">OR</text:span><text:span text:style-name="T3"> n---- ] + ----xr------------|||-|| + </text:span><text:span text:style-name="T4">LANG + -d</text:span></text:p>
      <text:p text:style-name="P4"><text:span text:style-name="T3"/></text:p>
      <text:p text:style-name="P4"><text:span text:style-name="T3">ROK = </text:span><text:span text:style-name="T5">Hodnota z </text:span><text:span text:style-name="T3">[bibligraficka cast/zdroj/rok] </text:span><text:span text:style-name="T5">p</text:span><text:span text:style-name="T3">okud je to čtyřmístné číslo.</text:span></text:p>
      <text:p text:style-name="P5"><text:span text:style-name="T3">L</text:span><text:span text:style-name="T1">AG = cze, slo, nebo ger podle obsahu [bibliograficka_cast/zdroj/nazev] a seznamu hodnot.</text:span></text:p>
      <text:p text:style-name="P5"><text:span text:style-name="T1"/></text:p>
      <text:p text:style-name="P5">100<text:tab/><text:span text:style-name="T1">1_</text:span><text:tab/><text:span text:style-name="T1">MDT</text:span> + <text:span text:style-name="T1">$$4aut</text:span></text:p>
      <text:p text:style-name="P5"><text:span text:style-name="T1"/></text:p>
      <text:p text:style-name="P5"><text:span text:style-name="T1">MDT = V</text:span><text:span text:style-name="T8">ý</text:span><text:span text:style-name="T1">stup offline MDT podle [nazvova_cast/autor/jmeno] a [nazvova_cast/autor].</text:span></text:p>
      <text:p text:style-name="P5"><text:span text:style-name="T1"/></text:p>
      <text:p text:style-name="P6">245<text:tab/><text:span text:style-name="T5">10<text:tab/>$$a[Název textu k dispozici na připojeném lístku]$$cNAME</text:span></text:p>
      <text:p text:style-name="P6"><text:span text:style-name="T5"/></text:p>
      <text:p text:style-name="P8"><text:span text:style-name="T1">NAME = Jm</text:span><text:span text:style-name="T8">é</text:span><text:span text:style-name="T1">no z [nazvova_cast/autor/jmeno]. Pokud je ve form</text:span><text:span text:style-name="T8">á</text:span><text:span text:style-name="T1">tu „A, B“ je p</text:span><text:span text:style-name="T8">ř</text:span><text:span text:style-name="T1">evedeno na „B A“.</text:span></text:p>
      <text:p text:style-name="P8"><text:span text:style-name="T1"/></text:p>
      <text:p text:style-name="P8">520<text:span text:style-name="T1"><text:tab/>2_<text:tab/>$$aANOTACE</text:span></text:p>
      <text:p text:style-name="P8"><text:span text:style-name="T1"/></text:p>
      <text:p text:style-name="P8"><text:span text:style-name="T1">ANOTACE = Hodnota z [anotacni_cast/'anotace], pokud existuje pak hodnota [segment_anotation].</text:span></text:p>
      <text:p text:style-name="P8"><text:span text:style-name="T1"/></text:p>
      <text:p text:style-name="P8"><text:span text:style-name="T1">Odstran</text:span><text:span text:style-name="T8">ě</text:span><text:span text:style-name="T1">n</text:span><text:span text:style-name="T8">í</text:span><text:span text:style-name="T1"> | z prav</text:span><text:span text:style-name="T8">é</text:span><text:span text:style-name="T1"> strany. Odstran</text:span><text:span text:style-name="T8">ě</text:span><text:span text:style-name="T1">n</text:span><text:span text:style-name="T8">í</text:span><text:span text:style-name="T1"> [] z</text:span><text:span text:style-name="T8">á</text:span><text:span text:style-name="T1">vorek. Pokud konci na . p</text:span><text:span text:style-name="T8">ř</text:span><text:span text:style-name="T1">id</text:span><text:span text:style-name="T8">á</text:span><text:span text:style-name="T1"> se další . na konec.</text:span></text:p>
      <text:p text:style-name="P8"><text:span text:style-name="T1"/></text:p>
      <text:p text:style-name="P8">600<text:span text:style-name="T1"><text:tab/>17<text:tab/></text:span><text:span text:style-name="T6">MDT + $$2czenas </text:span><text:span text:style-name="T13">OR</text:span><text:span text:style-name="T6"> $$aNAME$$7IDENT</text:span></text:p>
      <text:p text:style-name="P8"><text:span text:style-name="T6"/></text:p>
      <text:p text:style-name="P9"><text:span text:style-name="T6">N</text:span><text:span text:style-name="T1">AME = </text:span><text:span text:style-name="T8">Hodnota </text:span><text:span text:style-name="T4">[</text:span><text:span text:style-name="T1">anotacni_cast/odkazovana_osoba/jmeno</text:span><text:span text:style-name="T4">].</text:span></text:p>
      <text:p text:style-name="P9"><text:span text:style-name="T6">I</text:span><text:span text:style-name="T1">DENT = </text:span><text:span text:style-name="T8">Hodnota </text:span><text:span text:style-name="T4">[</text:span><text:span text:style-name="T1">anotacni_cast/odkazovana_osoba].</text:span></text:p>
      <text:p text:style-name="P7"><text:span text:style-name="T1">MDT = V</text:span><text:span text:style-name="T8">ý</text:span><text:span text:style-name="T1">stup offline MDT podle </text:span><text:span text:style-name="T6">NAME a IDENT.</text:span></text:p>
      <text:p text:style-name="P7"><text:span text:style-name="T6"/></text:p>
      <text:p text:style-name="P9">655<text:span text:style-name="T1"><text:tab/>_7<text:tab/>$$aCHAR</text:span></text:p>
      <text:p text:style-name="P9"><text:span text:style-name="T1"/></text:p>
      <text:p text:style-name="P9"><text:span text:style-name="T1">CHAR = </text:span><text:span text:style-name="T7">Hodnota </text:span><text:span text:style-name="T1">[nazvova_cast/charakteristika].</text:span></text:p>
      <text:p text:style-name="P9"><text:span text:style-name="T1"><text:s/></text:span></text:p>
      <text:p text:style-name="P10"><text:soft-page-break/>773</text:p>
      <text:p text:style-name="P9"><text:span text:style-name="T1"/></text:p>
      <text:p text:style-name="P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08:57:59.330935034</meta:creation-date>
    <dc:date>2020-10-23T09:46:40.034134239</dc:date>
    <meta:editing-duration>PT14M3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35" meta:word-count="200" meta:character-count="1321" meta:non-whitespace-character-count="1158"/>
  </office:meta>
</office:document-meta>
</file>